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Times New Roman1" fo:font-size="12pt" fo:language="sv" fo:country="SE" fo:font-weight="normal"/>
    </style:style>
    <style:style style:name="P2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Courier 10 Pitch" fo:font-size="12pt" fo:language="sv" fo:country="SE" fo:font-weight="normal"/>
    </style:style>
    <style:style style:name="P3" style:family="paragraph" style:parent-style-name="Normal">
      <style:text-properties fo:color="#000000" style:font-name="Times New Roman1" fo:font-size="12pt" fo:language="sv" fo:country="SE" fo:font-weight="normal"/>
    </style:style>
    <style:style style:name="P4" style:family="paragraph" style:parent-style-name="Normal">
      <style:text-properties fo:color="#000000" style:font-name="Courier 10 Pitch" fo:font-size="12pt" fo:language="sv" fo:country="SE" fo:font-weight="normal"/>
    </style:style>
    <style:style style:name="P5" style:family="paragraph" style:parent-style-name="Normal">
      <style:text-properties fo:font-weight="bold"/>
    </style:style>
    <style:style style:name="P6" style:family="paragraph" style:parent-style-name="Normal">
      <style:paragraph-properties fo:break-before="pag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Laboration</text:p>
        <text:p text:style-name="Normal"/>
        <text:p text:style-name="P4">$ sudo openocd -f sam7.cfg</text:p>
        <text:p text:style-name="P4">$ make all # första gången, för att skapa dirstruktur</text:p>
        <text:p text:style-name="P2">$ make install # för att flasha</text:p>
        <text:p text:style-name="P2">$ make debug # för att debugga</text:p>
        <text:p text:style-name="P1"/>
        <text:p text:style-name="P1">Uppgift 1.1</text:p>
        <text:p text:style-name="Normal">Kompilera, starta openocd, installera och se till att det blinkar.</text:p>
        <text:p text:style-name="Normal"/>
        <text:p text:style-name="Normal">Uppgift 1.2</text:p>
        <text:p text:style-name="Normal">Starta debuggern och debugga runt lite. Stega, kolla variabler, register och stack.</text:p>
        <text:p text:style-name="Normal"/>
        <text:p text:style-name="Normal">Uppgift 1.3</text:p>
        <text:p text:style-name="P3">Klura ut varför vi hamnar i abort handlern. Gumpklapp om du fixar felet.</text:p>
        <text:p text:style-name="P3"/>
        <text:p text:style-name="Normal">Uppgift 2</text:p>
        <text:p text:style-name="Normal">Kolla map-filen hur mycket plats koden tar upp (ligger under khelg2012-1/build). Vad är det som tar upp mest plats i RAM? Varför? Fixa! Redovisa för dina (sexiga) labbhandledare.</text:p>
        <text:p text:style-name="Normal"/>
        <text:p text:style-name="Normal">Uppgift 2.5</text:p>
        <text:p text:style-name="Normal">Hur mycket RAM använder vi nu? Hur mycket plats tar de olika sektionerna upp? Kan du klura ut vad de olika sektionerna är till för?</text:p>
        <text:p text:style-name="Normal"/>
        <text:p text:style-name="Normal">Uppgift 2.6</text:p>
        <text:p text:style-name="Normal">Studera crt.s och arm.ld samt mapfilen. Var ligger .data-sektionen på flash? Varför? Hur hamnar den i RAM? Var bestäms det var ram egentligen är mappat?</text:p>
        <text:p text:style-name="Normal"/>
        <text:p text:style-name="P6">Uppgift 3.1</text:p>
        <text:p text:style-name="Normal">Skapa följande struct:</text:p>
        <text:p text:style-name="Normal"/>
        <text:p text:style-name="Normal">struct foo {</text:p>
        <text:p text:style-name="Normal"><text:s text:c="4"/>int a;</text:p>
        <text:p text:style-name="Normal"><text:s text:c="4"/>char b;</text:p>
        <text:p text:style-name="Normal"><text:s text:c="4"/>long long c;</text:p>
        <text:p text:style-name="Normal"><text:s text:c="4"/>int d : 1;</text:p>
        <text:p text:style-name="Normal"><text:s text:c="4"/>int e : 2;</text:p>
        <text:p text:style-name="Normal"><text:s text:c="4"/>int f : 6;</text:p>
        <text:p text:style-name="Normal">};</text:p>
        <text:p text:style-name="Normal">struct foo foo <text:span text:style-name="T1">= { 1, 2 };</text:span></text:p>
        <text:p text:style-name="Normal"/>
        <text:p text:style-name="Normal">Hur många bytes tar den upp? Kolla mapfilen eller print sizeof(struct foo) i gdb.</text:p>
        <text:p text:style-name="Normal"/>
        <text:p text:style-name="Normal">Uppgift 3.2</text:p>
        <text:p text:style-name="Normal">Lägg till __attribute__((packed)) till structdefinitionen. Hur stor är den nu?</text:p>
        <text:p text:style-name="Normal"/>
        <text:p text:style-name="Normal">Använd structen och dess medlemsvariabler lite och se hur disassemblyn ändras om du har packed satt jämfört med om du inte har det.</text:p>
        <text:p text:style-name="Normal"/>
        <text:p text:style-name="Normal">Uppgift 3.3</text:p>
        <text:p text:style-name="Normal">Lägg till attributet aligned (4) på variabeln c i struct foo. Vad hände med storleken? Varför? Hur kommer assemblyn rörande en skrivning till denna variabel ha ändrats efter ändringen?</text:p>
        <text:p text:style-name="Normal"/>
        <text:p text:style-name="Normal">Om du vill veta mer om andra attribut så rekommenderas lite läsning i GCC-manualen: <text:a xlink:type="simple" xlink:href="http://gcc.gnu.org/onlinedocs/gcc-4.6.3/gcc/Type-Attributes.html">http://gcc.gnu.org/onlinedocs/gcc-4.6.3/gcc/Type-Attributes.html</text:a></text:p>
        <text:p text:style-name="Normal"><text:a xlink:type="simple" xlink:href="http://gcc.gnu.org/onlinedocs/gcc-4.6.3/gcc/Variable-Attributes.html">http://gcc.gnu.org/onlinedocs/gcc-4.6.3/gcc/Variable-Attributes.html</text:a></text:p>
        <text:p text:style-name="Normal"/>
        <text:p text:style-name="Normal">Uppgift 4.0</text:p>
        <text:p text:style-name="Normal">Njut en stund till ljudet av Peters softsynth. Studera hur den hänger ihop, interrupts, klockor och annat göttigt.</text:p>
        <text:p text:style-name="Normal"/>
        <text:p text:style-name="Normal">Uppgift 4.1</text:p>
        <text:p text:style-name="Normal">Se till att all melodidata läggs på en egen sektion i flash, adress 0x00003000. Utan kodning.</text:p>
        <text:p text:style-name="Normal"/>
        <text:p text:style-name="Normal">Uppgift 4.2</text:p>
        <text:p text:style-name="Normal">Optimera mjukljudet - se till att funktionerna i soft_synth.c exekverar från RAM. Se till att de kompileras till ARM. Verifiera. Se hur mycket ni kan få upp samplingsfrekvensen.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sv" fo:country="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Reference" style:family="text"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Henrik Persson</meta:initial-creator>
    <dc:creator>Henrik Persson</dc:creator>
    <meta:creation-date>2012-03-03T23:06:08</meta:creation-date>
    <dc:date>2012-03-07T23:22:05</dc:date>
    <meta:editing-duration>PT40M32S</meta:editing-duration>
    <meta:editing-cycles>19</meta:editing-cycles>
    <meta:document-statistic meta:table-count="0" meta:image-count="0" meta:object-count="0" meta:page-count="2" meta:paragraph-count="42" meta:word-count="355" meta:character-count="2177"/>
  </office:meta>
</office:document-meta>
</file>